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7122"/>
    </style:style>
    <style:style style:name="T1" style:family="text">
      <style:text-properties officeooo:rsid="00017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plone.app.contenttyp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oechel</meta:initial-creator>
    <meta:creation-date>2013-01-25T15:03:43</meta:creation-date>
    <dc:date>2013-01-25T15:05:19</dc:date>
    <dc:creator>Alexander Loechel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7" meta:non-whitespace-character-count="26"/>
    <meta:generator>LibreOffice/3.6$Linux_X86_64 LibreOffice_project/360m1$Build-102</meta:generator>
  </office:meta>
</office:document-meta>
</file>